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font-size="14pt" fo:font-weight="bold"/>
    </style:style>
    <style:style style:name="P2" style:family="paragraph" style:parent-style-name="Standard">
      <style:paragraph-properties fo:line-height="100%" fo:text-align="center" style:justify-single-word="false"/>
      <style:text-properties fo:font-size="36pt" fo:font-weight="bold" style:font-size-asian="36pt" style:font-size-complex="36pt"/>
    </style:style>
    <style:style style:name="P3" style:family="paragraph" style:parent-style-name="Standard">
      <style:paragraph-properties fo:line-height="100%" fo:text-align="center" style:justify-single-word="false" fo:break-before="page"/>
      <style:text-properties fo:font-size="14pt" fo:font-weight="bold"/>
    </style:style>
    <style:style style:name="P4" style:family="paragraph" style:parent-style-name="Table_20_Contents">
      <style:paragraph-properties fo:line-height="100%"/>
    </style:style>
    <style:style style:name="T1" style:family="text">
      <style:text-properties fo:font-weight="bold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FPDF</text:p>
      <text:p text:style-name="P3"/>
      <text:p text:style-name="P1"/>
      <text:p text:style-name="P4"><office:annotation><dc:date>2007-08-14T00:00:00</dc:date><text:p>&lt;!--sizec--&gt;</text:p></office:annotation><office:annotation><dc:date>2007-08-14T00:00:00</dc:date><text:p>&lt;!--/sizec--&gt;</text:p></office:annotation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AddLink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span text:style-name="T1"> </text:span><text:line-break/><text:line-break/><text:span text:style-name="T1">Descrição</text:span><text:line-break/>Cria um novo link interno e devolve seu identificador. Um link interno é uma área clicável que redireciona para outra posição dentro do documento. O identificador pode ser passado a Cell(), Write(), Image() ou Link(). O destino é definido com SetLink().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AddPage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AddPage([string orientation]) <text:line-break/><text:line-break/><text:span text:style-name="T1">Descrição</text:span><text:line-break/>Adiciona uma página ao documento. Se uma página já está presente antes dela é chamado o método Footer() para inserir o pé da pagina. Então a página é somada, a posição atual é colocada no ângulo superior esquerdo, enquanto se lembrando da margem superior e esquerda, depois vem chamando Header() para visualizar o título.<text:line-break/>A fonte colocada antes da chamada é restabelecida automaticamente. Não há nenhuma necessidade de chamar SetFont() novamente se quiser continuar com a mesma fonte. O mesmo acontece para cores e largura de linha.<text:line-break/>A origem do sistema de coordenadas está no ângulo superior esquerdo e o aumento do ordenadas que faz mover para baixo.<text:line-break/><text:line-break/><text:span text:style-name="T1">Parâmetros</text:span><text:line-break/><text:span text:style-name="T2">orientation </text:span><text:line-break/>Orientação da página. Possíveis valores são (case insensitive): <text:line-break/>• P: Retrato <text:line-break/>• L: Paisagem <text:line-break/>O valor padrão é repassado pelo construtor.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AliasNbPages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AliasNbPages([string alias]) <text:line-break/><text:line-break/><text:span text:style-name="T1">Descrição</text:span><text:line-break/>Define um alias para o número total de páginas. Será substituído no fim do documento.<text:line-break/><text:line-break/><text:span text:style-name="T1">Parâmetros</text:span><text:line-break/><text:span text:style-name="T2">alias </text:span><text:line-break/>Aliás. Valor padrão: {nb}. <text:line-break/>Exemplo<text:line-break/>function Footer()<text:line-break/><text:line-break/>//Vai para 1,5 cm do fundo da página<text:line-break/>this.SetY(-15);<text:line-break/>//Seleciona Arial cursiva 8<text:line-break/>this.SetFont('Arial','I',8);<text:line-break/>//Imprime o número da página atual e total<text:line-break/>this.Cell(0,10,'Page 'pdf.PageNo().'/{nb}',0,0,'C');<text:line-break/><text:line-break/>end function<text:line-break/><text:line-break/><text:line-break/>pdf=new PDF()<text:line-break/>pdf.AliasNbPages()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Cell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Cell(float w [, float h [, string txt [, mixed border [, int ln [, string align [, int fill [, mixed link]]]]]]]) <text:line-break/><text:line-break/><text:span text:style-name="T1">Descrição</text:span><text:line-break/>Imprime uma célula (área retangular) com bordas, cor de fundo e string de caractere opcional. O ângulo superior esquerdo da célula corresponde à posição atual. O texto pode ser alinhado ou centralizado. Depois da chamada, a posição atual o move à direita ou na linha seguinte. É possível inserir um link no texto. <text:line-break/>Se a interrupção de página automática estiver habilitada e a célula for além dos limites, a interrupção de página é feita antes da saída.<text:line-break/><text:line-break/><text:span text:style-name="T1">Parâmetros</text:span><text:line-break/><text:span text:style-name="T2">w </text:span><text:line-break/>Largura da célula. Se 0, a célula o estende até a margem direita. <text:line-break/><text:line-break/><text:span text:style-name="T2">h</text:span> <text:line-break/>Altura da célula. Valor padrão: 0. <text:line-break/><text:line-break/><text:span text:style-name="T2">txt </text:span><text:line-break/>String para imprimir. Valor padrão: string vazia. <text:line-break/><text:line-break/><text:span text:style-name="T2">border </text:span><text:line-break/>Indica se precisa localizar as bordas ao redor da célula. O valor pode ser ambos um número:<text:line-break/>• 0: qualquer borda <text:line-break/>• 1: moldura <text:line-break/>ou uma string contém alguns ou todos os caracteres seguintes (em qualquer ordem): <text:line-break/>• L: esquerdo <text:line-break/>• T: superior<text:line-break/>• R: direito <text:line-break/>• B: inferior<text:line-break/>Valor padrão: 0. <text:line-break/><text:line-break/><text:span text:style-name="T2">ln </text:span><text:line-break/>Indica a posição atual depois da chamada. Possíveis valores são:<text:line-break/>• 0: à direita <text:line-break/>• 1: no início da linha seguinte <text:line-break/>• 2: em baixo <text:line-break/>Inserir 1 equivale a inserir 0 e chamar Ln() imediatamente depois. Valor padrão: 0. <text:line-break/><text:line-break/><text:span text:style-name="T2">align</text:span> <text:line-break/>Permite centralizar ou se alinhar o texto. Possíveis valores são:<text:line-break/>• L o string vazia: alinhamento à esquerda (valor padrão) <text:line-break/>• C: centralizado<text:line-break/>• R: alinhamento à direita<text:line-break/><text:line-break/><text:span text:style-name="T2">fill</text:span> <text:line-break/>Indica se o fundo da célula dever ser desenhado(1) ou dever ser transparente(0).<text:line-break/>Valor padrão: 0. <text:line-break/><text:line-break/><text:span text:style-name="T2">link </text:span><text:line-break/>O url ou o identificador devolvidos por AddLink ().<text:line-break/><text:line-break/><text:span text:style-name="T1">Exemplo</text:span><text:line-break/>//Configura a fonte<text:line-break/>pdf.SetFont('Arial','B',16);<text:line-break/>//Move a 8 cm da direita<text:line-break/>pdf.Cell(80);<text:line-break/>//Texto centralizado em uma célula de 20*10 mm e interrupção da linha<text:line-break/>pdf.Cell(20,10,'Title',1,1,'C'); 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Close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Close() <text:line-break/><text:line-break/><text:span text:style-name="T1">Descrição</text:span><text:line-break/>Fecha o documento PDF. Não é necessário chamar este método explicitamente, porque Output() o faz automaticamente. Se não existir páginas no documento, o método AddPage() é chamado para evitar que se obtenha documento inválido.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CreatePDF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CreatePDF([string orientation [, string unit [, mixed format]]]) <text:line-break/><text:line-break/><text:span text:style-name="T1">Descrição</text:span><text:line-break/>Trata-se do construtor da classe. Permite colocar o formato da página, a orientação e a unidade de medida usada em todos os métodos (exceto para a dimensão das fontes).<text:line-break/><text:line-break/><text:span text:style-name="T1">Parâmetros</text:span><text:line-break/><text:span text:style-name="T2">orientation </text:span><text:line-break/>Orientação da pagina padrão. Possíveis valores são (case insensitive): <text:line-break/>• P : Retrato <text:line-break/>• L : Paisagem <text:line-break/>O valor padrão é P. <text:line-break/><text:line-break/><text:span text:style-name="T2">unit </text:span><text:line-break/>Unidade de medida. Possíveis valores são: <text:line-break/>• pt: pontos <text:line-break/>• mm: milímetros<text:line-break/>• cm: centímetros <text:line-break/>• in: polegadas <text:line-break/>Um ponto é equivalente a 1/72 da polegada, ou seja, cerca de 0,35 mm (uma polegada corresponde a 2.54 cm). Trata-se de uma da medida muito comum na tipografia; a dimensão da fonte é expressa nesta unidade.<text:line-break/><text:line-break/>O valor padrão é mm. <text:line-break/><text:line-break/><text:span text:style-name="T2">format </text:span><text:line-break/>O formato utilizado pela página. Pode ser um dos seguinte valores (case insensitive): <text:line-break/>• A3 <text:line-break/>• A4 <text:line-break/>• A5 <text:line-break/>• Letter <text:line-break/>• Legal <text:line-break/>Ou um formato personalizado na forma de array bidimensional contendo a largura e a altura (expressa na unidade de medida dada na unidade).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Error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Error(string msg) <text:line-break/><text:line-break/><text:span text:style-name="T1">Descrição</text:span><text:line-break/>Este método é chamado automaticamente no caso de erro fatal; retorna simplesmente a mensagem e pára a execução. Uma classe derivada pode sobrescrever para customizar a administração dos erros, mas deve sempre parar o script, ou o documento resultante provavelmente poderá ser inválido.<text:line-break/><text:line-break/><text:span text:style-name="T1">Parâmetros</text:span><text:line-break/>msg <text:line-break/>A mensagem de erro.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ExtendsCode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Footer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GetMargin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GetStringWidth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float GetStringWidth(string s) <text:line-break/><text:line-break/><text:span text:style-name="T1">Descrição</text:span><text:line-break/>Devolve o comprimento de uma string na unidade de medida utilizada. Deve ser selecionada uma fonte.<text:line-break/><text:line-break/><text:span text:style-name="T1">Parâmetros</text:span><text:line-break/>s <text:line-break/>A string de qual tem que calcular o comprimento.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GetX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float GetX() <text:line-break/><text:line-break/><text:span text:style-name="T1">Descrição</text:span><text:line-break/>Devolve a abscissa da posição atual.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GetY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float GetY() <text:line-break/><text:line-break/><text:span text:style-name="T1">Descrição</text:span><text:line-break/>Devolve a ordenada da posição atual. 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Header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Header() <text:line-break/><text:line-break/><text:span text:style-name="T1">Descrição</text:span><text:line-break/>Este método é usado para designar o título da página. É chamado automaticamente de AddPage() e não deveria ser chamado diretamente da aplicação. A implementação em FPDF é deixado vazio, então necessita de uma subclasse e sobrescrever o método se uma tentativa particular é desejada.<text:line-break/><text:line-break/><text:span text:style-name="T1">Exemplo</text:span><text:line-break/>class PDF extends FPDF<text:line-break/><text:line-break/>function Header()<text:line-break/><text:line-break/>//Seleciona Arial negrito 15<text:line-break/>this.SetFont('Arial','B',15);<text:line-break/>//Move-se para a direita<text:line-break/>this.Cell(80);<text:line-break/>//Título sem painel<text:line-break/>this.Cell(30,10,'Title',1,0,'C');<text:line-break/>//Interrupção de linha<text:line-break/>this.Ln(20);<text:line-break/>end function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Image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Image(string file, float x, float y, float w [, float h [, string type [, mixed link]]]) <text:line-break/><text:line-break/><text:span text:style-name="T1">Descrição</text:span><text:line-break/>Imprime uma imagem na página. Necessita especificar o ângulo à esquerda superior e pelo menos uma das dimensões. A altura ou a largura podem ser calculadas automaticamente para manter as proporções da imagem.<text:line-break/><text:line-break/>Os formatos suportados são JPEG e PNG.<text:line-break/><text:line-break/>Para JPEG são suportados todos os tipos: <text:line-break/>• Escala de cinza<text:line-break/>• True colors (24 bits) <text:line-break/>• CMYK (32 bits) <text:line-break/>Se uma cor transparente for definida, será se lembrado de lá (mas só será interpretado do Acrobat 4 em diante). O formato pode ser especificado explicitamente ou pode ser chamado pela extensão do arquivo. É possível inserir um link na imagem.<text:line-break/><text:line-break/>Nota: se uma mesma imagem vem sendo usada diversas vezes, no arquivo só será memorizado uma cópia.<text:line-break/><text:line-break/><text:span text:style-name="T1">Parâmetros</text:span><text:line-break/>file <text:line-break/>Nome do arquivo contendo a imagem.<text:line-break/>x <text:line-break/>Abscissa do ângulo no alto à esquerda.<text:line-break/>y <text:line-break/>Ordenada do ângulo no alto à esquerda.<text:line-break/>w <text:line-break/>Largura da imagem na página. Se igual à zero, será calculado automaticamente para manter as proporções originais.<text:line-break/>h <text:line-break/>Altura da imagem na página. Se não especificar ou igual à zero, será calculado automaticamente para manter as proporções originais.<text:line-break/>type <text:line-break/>Formato da imagem. Possíveis valores são (case insensitive): JPG, JPEG, PNG. Se não especificou, o tipo será puxado pela extensão do arquivo.<text:line-break/>link <text:line-break/>O url ou o identificador devolvidos de AddLink(). 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Line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Line(float x1, float y1, float x2, float y2) <text:line-break/><text:line-break/><text:span text:style-name="T1">Descrição</text:span><text:line-break/>Localiza uma linha entre dois pontos.<text:line-break/><text:line-break/><text:span text:style-name="T1">Parâmetros</text:span><text:line-break/>x1 <text:line-break/>Abscissa do primeiro ponto.<text:line-break/>y1 <text:line-break/>Ordenada do primeiro ponto. <text:line-break/>x2 <text:line-break/>Abscissa do segundo ponto. <text:line-break/>y2 <text:line-break/>Ordenada do segundo ponto. 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Link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Link(float x, float y, float w, float h, mixed link) <text:line-break/><text:line-break/><text:span text:style-name="T1">Descrição</text:span><text:line-break/>Insere um link em uma área retangular da página. Os links em imagens ou texto geralmente vem inserido por Cell(), Write() o Image(), mas este método pode ser útil no caso de precisar que seja definida uma área clicável dentro de uma imagem.<text:line-break/><text:line-break/><text:span text:style-name="T1">Parâmetros</text:span><text:line-break/>x <text:line-break/>Abscissa do ângulo no alto à esquerda do retângulo.<text:line-break/>y <text:line-break/>Ordenada do ângulo no alto à esquerda do retângulo.<text:line-break/>w <text:line-break/>Largura do retângulo.<text:line-break/>h <text:line-break/>Altura do retângulo.<text:line-break/>link <text:line-break/>O url ou o identificador devolvidos por AddLink(). 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Ln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Ln([float h]) <text:line-break/><text:line-break/><text:span text:style-name="T1">Descrição</text:span><text:line-break/>Efetua uma quebra de linha. A abscissa atual retorna à margem esquerda e a ordenada aumenta de valor passado por parâmetro.<text:line-break/><text:line-break/><text:span text:style-name="T1">Parâmetros</text:span><text:line-break/>h <text:line-break/>A altura da quebra. Por valor padrão equivale à altura da última célula impressa.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LoadExtension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LoadModels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MultiCell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MultiCell(float w, float h, string txt [, mixed border [, string align [, int fill]]]) <text:line-break/><text:line-break/><text:span text:style-name="T1">Descrição</text:span><text:line-break/>Este método permite imprimir texto com quebra de linha. Pode ser automático (assim que o texto alcançar a borda direita da célula) ou explícito (através do caracteres \n). São inseridas tantas células quanto forem necessário, uma sob a outra. O texto pode ser alinhado, centralizado ou justificado. É possível inserir bordas e fundo ao bloco de células.<text:line-break/><text:line-break/><text:span text:style-name="T1">Parâmetros</text:span><text:line-break/>w <text:line-break/>Largura das células. Se 0, o estende até a borda direita da página.<text:line-break/><text:line-break/>h <text:line-break/>Altura das células.<text:line-break/><text:line-break/>txt <text:line-break/>String da impresão.<text:line-break/><text:line-break/>border <text:line-break/>Indica se precisa desenhar as bordas ao redor do bloco das células. O valor pode ser ambos um número<text:line-break/>• 0: qualquer borda <text:line-break/>• 1: moldura <text:line-break/>Ou uma string contendo alguns ou todos os caracteres seguintes (em qualquer ordem):<text:line-break/>• L: esquerda <text:line-break/>• T: superior <text:line-break/>• R: direita <text:line-break/>• B: inferior <text:line-break/>Valor padrão: 0. <text:line-break/><text:line-break/>align <text:line-break/>Impõe o alinhamento do texto. Possíveis valores são:<text:line-break/>• L: alinha à esquerda<text:line-break/>• C: centraliza <text:line-break/>• R: alinha à direita <text:line-break/>• J: justificado (valore padrão) <text:line-break/>fill <text:line-break/>Indica se o fundo da célula deve ser exibido (1) ou deve ser transparente (0).<text:line-break/>Valor padrão: 0. 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Open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Open() <text:line-break/><text:line-break/><text:span text:style-name="T1">Descrição</text:span><text:line-break/>Este método começa a geração do documento PDF; deve ser chamado antes de qualquer comando de saída. Este método não cria nenhuma página, conseqüentemente é necessário chamar AddPage().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Output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Output([string file [, boolean download]]) <text:line-break/><text:line-break/><text:span text:style-name="T1">Descrição</text:span><text:line-break/>Salva o documento PDF em um arquivo local ou o envia ao browser. No segundo caso, é possível usar o plug-in (se existir) ou forçar um download (caixa de diálogo “Salvar como”). O método chama Close() se necessário fechar o documento.<text:line-break/><text:line-break/><text:span text:style-name="T1">Parâmetros</text:span><text:line-break/>file <text:line-break/>O nome do arquivo. Se nulo ou não colocado, o documento será enviado ao browser que então usará o plug-in (se presente).<text:line-break/>download <text:line-break/>Se o arquivo for especificado, indica se deve ser salvo no local (falso) ou abrir uma caixa de diálogo "Salvar como" no browser. Valor padrão: false.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PageNo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int PageNo() <text:line-break/><text:line-break/><text:span text:style-name="T1">Descrição</text:span><text:line-break/>Devolve o número da página atual.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Rect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Rect(float x, float y, float w, float h [, string style]) <text:line-break/><text:line-break/><text:span text:style-name="T1">Descrição</text:span><text:line-break/>Desenha um retângulo. Pode ser desenhado (só bordas), cheio (sem bordas) ou ambos.<text:line-break/><text:line-break/><text:span text:style-name="T1">Parâmetros</text:span><text:line-break/>x <text:line-break/>Abcissa do ângulo no alto à esquerda. <text:line-break/><text:line-break/>y <text:line-break/>Ordenada do ângulo no alto à esquerda. <text:line-break/><text:line-break/>w <text:line-break/>Largura. <text:line-break/><text:line-break/>h <text:line-break/>Altura. <text:line-break/><text:line-break/>style <text:line-break/>Estilo de esboço. Possíveis valores são: <text:line-break/>• D o uma string vazia: desenha. É o valor padrão. <text:line-break/>• F: preenche <text:line-break/>• DF o FD: desenha e preenche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SetAuthor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SetAuthor(string author) <text:line-break/><text:line-break/><text:span text:style-name="T1">Descrição</text:span><text:line-break/>Define o autor do documento<text:line-break/><text:line-break/><text:span text:style-name="T1">Parâmetros</text:span><text:line-break/>author <text:line-break/>Nome do autor.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SetAutoPageBreak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SetAutoPageBreak(boolean auto [, float margin]) <text:line-break/><text:line-break/><text:span text:style-name="T1">Descrição</text:span><text:line-break/>Habilita ou desabilita a forma de interrupção de página automática. Se habilitado, o segundo parâmetro representa a distância do fundo da página que define o limite de ativação. Por padrão, a modalidade é on e a borda é 2 cm.<text:line-break/><text:line-break/><text:span text:style-name="T1">Parâmetros</text:span><text:line-break/>auto <text:line-break/>Booleano indica se a modalidade deve ser on ou off.<text:line-break/>margin <text:line-break/>Distancia do fundo da página. 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SetCreator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SetCreator(string creator) <text:line-break/><text:line-break/><text:span text:style-name="T1">Descrição</text:span><text:line-break/>Define o criador do documento. Tipicamente é o nome da aplicação que gerou o PDF.<text:line-break/><text:line-break/><text:span text:style-name="T1">Parâmetros</text:span><text:line-break/>creator <text:line-break/>O nome do criador.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SetDisplayMode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SetDisplayMode(mixed zoom [, string layout]) <text:line-break/><text:line-break/><text:span text:style-name="T1">Descrição</text:span><text:line-break/>Define a forma na qual o documento será mostrado no visualizador. É possível ajustar o nível do zoom: as páginas podem ser mostradas completamente na tela, para toda a página, usar as reais dimensões, representado em escala com um fator do zoom específico ou usar os valores padrões do visualizador (como configurado no menu Preferências do Acrobat). É possível também especificar o layout de página: uma por vez, visualização contínua, duas colunas ou padrão do visualizador.<text:line-break/>Por padrão, o documento utiliza a modalidade em todas as páginas e visualização contínua.<text:line-break/><text:line-break/><text:span text:style-name="T1">Parâmetros</text:span><text:line-break/>zoom <text:line-break/>O zoom a ser usado. Pode ser um dos seguintes valores de string: <text:line-break/>• fullpage: mostra a tela inteira na pagina <text:line-break/>• fullwidth: para toda a pagina <text:line-break/>• real: usa as reais dimensões (equivalente a zoom=100%)<text:line-break/>• default: utiliza a modalidade padrão do visualizador <text:line-break/>ou um número indica o nível do zoom ser usado. <text:line-break/><text:line-break/><text:span text:style-name="T1">layout </text:span><text:line-break/>O layout da página. Possíveis valores são:<text:line-break/>• single: mostra uma página por vez<text:line-break/>• continuous: mostra a página em modo contínuo <text:line-break/>• two: mostre duas páginas em duas colunas<text:line-break/>• default: utiliza a modalidade padrão do visualizador <text:line-break/>O valor padrão é continuous.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SetDrawColor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SetDrawColor(int r [, int g, int b]) <text:line-break/><text:line-break/><text:span text:style-name="T1">Descrição</text:span><text:line-break/>Define a cor usada para todas as operações de esboço (linhas, retângulos e bordas da célula). Pode ser expresso em componente RGB ou escala de cinza. O método pode ser chamado antes da primeira página ser criada para manter o valor de página em página.<text:line-break/><text:line-break/><text:span text:style-name="T1">Parâmetros</text:span><text:line-break/>r <text:line-break/>Se g e b são dados, indica o componente vermelho; caso contrário indica o nível de cinza. Valores entre 0 e 255.<text:line-break/>g <text:line-break/>Componente verde (entre 0 e 255). <text:line-break/>b <text:line-break/>Componente azul (entre 0 e 255). 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SetFillColor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SetFillColor(int r [, int g, int b]) <text:line-break/><text:line-break/><text:span text:style-name="T1">Descrição</text:span><text:line-break/>Define a cor usada para todos os operações de preenchimento (retângulos cheios e fundo das células). Pode ser expresso em componente RGB ou escala de cinza. O método pode ser chamado antes da primeira página ser criada para manter o valor de página em página.<text:line-break/><text:line-break/><text:span text:style-name="T1">Parâmetros</text:span><text:line-break/>r <text:line-break/>Se g e b são dados, indica o componente vermelho; caso contrário indica o nível de cinza. Valores entre 0 e 255. <text:line-break/>g <text:line-break/>Componente verde (entre 0 e 255). <text:line-break/>b <text:line-break/>Componente azul (entre 0 e 255). 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SetFont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SetFont(string family [, string style [, float size]]) <text:line-break/><text:line-break/><text:span text:style-name="T1">Descrição</text:span><text:line-break/>Indica a fonte usada para imprimir string de caracteres. E' obrigatório chamar este método ao menos uma vez antes de imprimir algum texto ou o documento resultante podendo não ser válido. <text:line-break/>A fonte pode ser ambos um padrão ou um assistente médio do método AddFont (). As fontes Standard usam a codificação Windows cp1252 (Western Europe).<text:line-break/>O método deve ser chamado antes da criação da primeira página para manter a fonte de página em página.<text:line-break/>Se for desejado que mude a dimensão da fonte, é mais simples chamar SetFontSize ().<text:line-break/><text:line-break/>Nota: para o fontes standard, o arquivo com o métrica das fontes deve ser acessível. Para este propósito há três possibilidades:<text:line-break/>•São encontrados no diretório atual (no qual reside o script em execução)<text:line-break/>•São encontrados em um dos diretórios definido pelo parâmetro include_path<text:line-break/>•São encontrados no diretório definido pela constante FPDF_FONTPATH.<text:line-break/>Exemplo para o último caso (notar a barra de fechamento): <text:line-break/>define('FPDF_FONTPATH','/home/www/font/');<text:line-break/>require('fpdf.asp'); <text:line-break/><text:line-break/>Se não for encontrado o arquivo correspondente ao que foi requisitado, será gerado um erro “Could not include font metric file”.<text:line-break/><text:line-break/><text:span text:style-name="T1">Parâmetros</text:span><text:line-break/>family <text:line-break/>Família da fonte. Pode ser um nome definido por AddFont() ou um das famílias standards (case insensitive): <text:line-break/>• Courier (fixed-width) <text:line-break/>• Helvetica o Arial (sinônimo; sans serif) <text:line-break/>• Times (serif) <text:line-break/>• Symbol (symbolic) <text:line-break/>• ZapfDingbats (symbolic) <text:line-break/>E' também possível passar uma string vazia. Neste caso, é preservada a família atual.<text:line-break/><text:line-break/>style <text:line-break/>Estilo da fonte. Valores possíveis são (case insensitive): <text:line-break/>• String vazia: normal <text:line-break/>• B: negrito <text:line-break/>• I: itálico <text:line-break/>• U: sublinhado <text:line-break/>Ou qualquer combinação. O valor padrão é normal. Não é possível aplicar os estilos negrito e itálico a Symbol e ZapfDingbats. <text:line-break/><text:line-break/>size <text:line-break/>Tamanho da fonte em pontos.<text:line-break/>O valor padrão é do tamanho atual. Se nenhuma dimensão não for especificada no início do documento, o valor será 12.<text:line-break/><text:line-break/><text:span text:style-name="T1">Exemplo</text:span><text:line-break/>//Times normal 12<text:line-break/>pdf.SetFont('Times')<text:line-break/>//Arial negrito 14<text:line-break/>pdf.SetFont('Arial','B',14)<text:line-break/>//Remove o negrito<text:line-break/>pdf.SetFont('')<text:line-break/>//Times negrito, itálico e sublinhado 14<text:line-break/>pdf.SetFont('Times','BIU')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SetFontSize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SetFontSize(float size) <text:line-break/><text:line-break/><text:span text:style-name="T1">Descrição</text:span><text:line-break/>Define o tamanho da fonte atual.<text:line-break/><text:line-break/><text:span text:style-name="T1">Parâmetros</text:span><text:line-break/>size <text:line-break/>O tamanho (em pontos). 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SetKeywords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SetKeywords(string keywords) <text:line-break/><text:line-break/><text:span text:style-name="T1">Descrição</text:span><text:line-break/>Associa palavras chaves ao documento, geralmente na forma 'keyword2 de keyword1...'.<text:line-break/><text:line-break/><text:span text:style-name="T1">Parâmetros</text:span><text:line-break/>keywords <text:line-break/>A lista do keywords. <text:line-break/><text:line-break/><text:line-break/><text:line-break/><text:span text:style-name="T1">SetLeftMargin</text:span><text:line-break/>SetLeftMargin(float margin) <text:line-break/><text:line-break/><text:span text:style-name="T1">Descrição</text:span><text:line-break/>Imposta il margine sinistro. Il metodo può essere chiamato prima della creazione della prima pagina. <text:line-break/>Se l'ascissa corrente va fuori del margine, viene riportata nel margine. <text:line-break/>Impõe a borda esquerda. O método deve ser chamado antes da criação da primeira página. Se a abscissa atual sai da margem, é trazida de bolta nesta margem.<text:line-break/><text:line-break/><text:span text:style-name="T1">Parâmetros</text:span><text:line-break/>margin <text:line-break/>A margem. 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SetLineStyle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SetLineWidth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SetLineWidth(float width) <text:line-break/><text:line-break/><text:span text:style-name="T1">Descrição</text:span><text:line-break/>Define a espessura da linha. Por padrão, o valor é de 0.2 mm. O método pode ser chamado antes da criação da primeira página do documento para manter o valor em todas as páginas.<text:line-break/><text:line-break/><text:span text:style-name="T1">Parâmetros</text:span><text:line-break/>width <text:line-break/>A espessura. <text:line-break/><text:line-break/><text:line-break/><text:line-break/>[<office:annotation><dc:date>2007-08-14T00:00:00</dc:date><text:p>&lt;!--sizeo:3--&gt;</text:p></office:annotation><office:annotation><dc:date>2007-08-14T00:00:00</dc:date><text:p>&lt;!--/sizeo--&gt;</text:p></office:annotation>b]SetLink[/b]<office:annotation><dc:date>2007-08-14T00:00:00</dc:date><text:p>&lt;!--sizec--&gt;</text:p></office:annotation><office:annotation><dc:date>2007-08-14T00:00:00</dc:date><text:p>&lt;!--/sizec--&gt;</text:p></office:annotation><text:line-break/>SetLink(int link [, float y [, int page]]) <text:line-break/><text:line-break/><text:span text:style-name="T1">Descrição</text:span><text:line-break/>Define a página e a posição a qual um link aponta.<text:line-break/><text:line-break/><text:span text:style-name="T1">Parâmetros</text:span><text:line-break/>link <text:line-break/>O identificador do link retornado de AddLink(). <text:line-break/>y <text:line-break/>Ordenada da posição do alvo; -1 indica a posição atual. O valor padrão é 0 (inicio da pagina). <text:line-break/>page <text:line-break/>Numero da página do alvo; -1 indica a pagina atual. É o valor padrão. 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SetMargins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SetMargins(float left, float top [, float right]) <text:line-break/><text:line-break/><text:span text:style-name="T1">Descrição</text:span><text:line-break/>Define as margens esquerda, superior e direito. Por padrão são 1 cm. Chamar este método para mudar.<text:line-break/><text:line-break/><text:span text:style-name="T1">Parâmetros</text:span><text:line-break/>left <text:line-break/>Margem esquerda. <text:line-break/>top <text:line-break/>Margem superior.<text:line-break/>right <text:line-break/>Margem direita. O valor padrão é igual ao valor da esquerda. 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SetPath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SetPath([text path]) <text:line-break/><text:line-break/><text:span text:style-name="T1">Descrição</text:span><text:line-break/>Define o caminho do diretório FPDF, o subdiretório, extensões, includes, fontes e modelos.<text:line-break/><text:line-break/><text:span text:style-name="T1">Parâmetros</text:span><text:line-break/>path <text:line-break/>Caminho relativo ou virtual do diretório FPDF. Exemplo: pdf.SetPath("../fpdf/").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SetRightMargin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SetRightMargin(float margin) <text:line-break/><text:line-break/><text:span text:style-name="T1">Descrição</text:span><text:line-break/>Define a margem direita. O método pode ser chamado antes da criação da primeira página.<text:line-break/><text:line-break/><text:span text:style-name="T1">Parâmetros</text:span><text:line-break/>margin <text:line-break/>A margem. 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SetSubject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SetSubject(string subject) <text:line-break/><text:line-break/><text:span text:style-name="T1">Descrição</text:span><text:line-break/>Define o assunto do documento.<text:line-break/><text:line-break/><text:span text:style-name="T1">Parâmetros</text:span><text:line-break/>subject <text:line-break/>O assunto. 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SetTextColor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SetTextColor(int r [, int g, int b]) <text:line-break/><text:line-break/><text:span text:style-name="T1">Descrição</text:span><text:line-break/>Define a cor usado para o texto. Pode ser expresso em componente RGB ou em escala de cinza. O método pode ser chamado antes da criação da primeira página para manter o valor de página em página.<text:line-break/><text:line-break/><text:span text:style-name="T1">Parâmetros</text:span><text:line-break/>r <text:line-break/>Se g e b são dados, indica o componente vermelho; caso contrário indica o nível de cinza. Valores entre 0 e 255.<text:line-break/>g <text:line-break/>Componente verde (entre 0 e 255). <text:line-break/>b <text:line-break/>Componente azul (entre 0 e 255). 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SetTitle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SetTitle(string title) <text:line-break/><text:line-break/><text:span text:style-name="T1">Descrição</text:span><text:line-break/>Define o título do documento.<text:line-break/><text:line-break/><text:span text:style-name="T1">Parâmetros</text:span><text:line-break/>title <text:line-break/>o título. 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SetTopMargin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SetTopMargin(float margin) <text:line-break/><text:line-break/><text:span text:style-name="T1">Descrição</text:span><text:line-break/>Define a margem superior. O método pode ser chamado antes da criação da primeira página.<text:line-break/><text:line-break/><text:span text:style-name="T1">Parâmetros</text:span><text:line-break/>margin <text:line-break/>Il margine. 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SetX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SetX(float x) <text:line-break/><text:line-break/><text:span text:style-name="T1">Descrição</text:span><text:line-break/>Define a abscissa da posição atual. Se o valor passado for negativo, está à direita em relação a esta página.<text:line-break/><text:line-break/><text:span text:style-name="T1">Parâmetros</text:span><text:line-break/>x <text:line-break/>O valor da abscissa. 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SetXY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SetXY(float x, float y) <text:line-break/><text:line-break/><text:span text:style-name="T1">Descrição</text:span><text:line-break/>Define a abscissa e a ordenada da posição atual. Se os valores passados forem negativos, eles são relativos respectivamente à direita e ao fundo da página.<text:line-break/><text:line-break/><text:span text:style-name="T1">Parâmetros</text:span><text:line-break/>x <text:line-break/>O valor da abcissa. <text:line-break/>y <text:line-break/>O valor da ordenada. 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SetY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SetY(float y) <text:line-break/><text:line-break/><text:span text:style-name="T1">Descrição</text:span><text:line-break/>Move a abscissa atual de volta para a margem esquerda e impõe a ordenada. Se o valor passado for negativo, é relativo ao fundo da página.<text:line-break/><text:line-break/><text:span text:style-name="T1">Parâmetros</text:span><text:line-break/>y <text:line-break/>O valor da ordenada. 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Text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Text(float x, float y, string txt) <text:line-break/><text:line-break/><text:span text:style-name="T1">Descrição</text:span><text:line-break/>Imprime um caracteres da string. O início é da esquerda do primeiro caracteres. O verso está na esquerda do primeiro caractere, na linha base. Este método permite posicionar de modo preciso uma string na página, mas é mais comum usar Cell(), MultiCell() or Write() que são os métodos padrões para imprimir algum texto.<text:line-break/><text:line-break/><text:span text:style-name="T1">Parâmetros</text:span><text:line-break/>x <text:line-break/>Abcissa do documento. <text:line-break/>y <text:line-break/>Ordenada do documento. <text:line-break/>txt <text:line-break/>string da impressão<text:line-break/><text:line-break/><text:line-break/><text:line-break/><office:annotation><dc:date>2007-08-14T00:00:00</dc:date><text:p>&lt;!--sizeo:3--&gt;</text:p></office:annotation><office:annotation><dc:date>2007-08-14T00:00:00</dc:date><text:p>&lt;!--/sizeo--&gt;</text:p></office:annotation><text:span text:style-name="T1">Write</text:span><text:span text:style-name="T1"><office:annotation><dc:date>2007-08-14T00:00:00</dc:date><text:p>&lt;!--sizec--&gt;</text:p></office:annotation></text:span><text:span text:style-name="T1"><office:annotation><dc:date>2007-08-14T00:00:00</dc:date><text:p>&lt;!--/sizec--&gt;</text:p></office:annotation></text:span><text:line-break/>Write(float h, string txt [, mixed link]) <text:line-break/><text:line-break/><text:span text:style-name="T1">Descrição</text:span><text:line-break/>Este método imprime o texto na posição atual. Quando a borda direita é alcançada (ou o caractere \n for chamado) automaticamente que vai encabeçar e o texto continua da borda esquerda. Na saída de método, a posição atual é deixada à extremidade do texto. É possível pôr uma conexão no texto.<text:line-break/><text:line-break/><text:span text:style-name="T1">Parâmetros</text:span><text:line-break/>h <text:line-break/>altura da linha<text:line-break/>txt <text:line-break/>string para imprimir. <text:line-break/>link <text:line-break/>URL ou identificador retornado por AddLink(). <text:line-break/><text:line-break/><text:span text:style-name="T1">Exemplo</text:span><text:line-break/>pdf.write(5,'www.aspxnet.it', 'http://www.aspxnet.it')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cm" style:writing-mode="page"/>
      <style:text-properties style:use-window-font-color="true" style:font-name="Times New Roman" fo:font-size="12pt" fo:language="pt" fo:country="BR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3$Build-8968</meta:generator>
    <meta:initial-creator>Daniel Afonso Heisler</meta:initial-creator>
    <meta:creation-date>2007-08-14T07:59:19</meta:creation-date>
    <dc:creator>Daniel Afonso Heisler</dc:creator>
    <dc:date>2007-08-14T08:01:46</dc:date>
    <dc:language>pt-BR</dc:language>
    <meta:editing-cycles>3</meta:editing-cycles>
    <meta:editing-duration>PT2M28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7" meta:paragraph-count="2" meta:word-count="3263" meta:character-count="20947"/>
  </office:meta>
</office:document-meta>
</file>